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416d9" officeooo:paragraph-rsid="001416d9"/>
    </style:style>
    <style:style style:name="P2" style:family="paragraph" style:parent-style-name="Standard">
      <style:paragraph-properties fo:text-align="justify" style:justify-single-word="false"/>
      <style:text-properties officeooo:rsid="001416d9" officeooo:paragraph-rsid="001416d9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416d9" officeooo:paragraph-rsid="001416d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5a006" officeooo:paragraph-rsid="0015a0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86cb" officeooo:paragraph-rsid="001686c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86cb" officeooo:paragraph-rsid="001686c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416d9" officeooo:paragraph-rsid="001416d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5a006" officeooo:paragraph-rsid="001416d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87e88" officeooo:paragraph-rsid="00187e8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1686cb" officeooo:paragraph-rsid="0015a00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686cb" officeooo:paragraph-rsid="001686c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97864" officeooo:paragraph-rsid="0018c2c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97864" officeooo:paragraph-rsid="0019786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187e88" officeooo:paragraph-rsid="00187e88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18c2cc" officeooo:paragraph-rsid="0018c2c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197864" officeooo:paragraph-rsid="00197864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1686cb" officeooo:paragraph-rsid="001686c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1686cb" officeooo:paragraph-rsid="002d0148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1686cb"/>
    </style:style>
    <style:style style:name="P20" style:family="paragraph" style:parent-style-name="Text_20_body">
      <style:text-properties officeooo:rsid="001a2fd9" officeooo:paragraph-rsid="001a2fd9"/>
    </style:style>
    <style:style style:name="P21" style:family="paragraph" style:parent-style-name="Text_20_body">
      <style:text-properties fo:font-weight="bold" officeooo:rsid="001d4cc5" officeooo:paragraph-rsid="001d4cc5" style:font-weight-asian="bold" style:font-weight-complex="bold"/>
    </style:style>
    <style:style style:name="P22" style:family="paragraph" style:parent-style-name="Text_20_body">
      <style:text-properties fo:font-weight="bold" officeooo:rsid="001def0f" officeooo:paragraph-rsid="001def0f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1ef306" officeooo:paragraph-rsid="001ef306" style:font-weight-asian="bold" style:font-weight-complex="bold"/>
    </style:style>
    <style:style style:name="P24" style:family="paragraph" style:parent-style-name="Text_20_body">
      <style:text-properties fo:font-weight="bold" officeooo:rsid="00219527" officeooo:paragraph-rsid="00219527" style:font-weight-asian="bold" style:font-weight-complex="bold"/>
    </style:style>
    <style:style style:name="P25" style:family="paragraph" style:parent-style-name="Text_20_body">
      <style:text-properties fo:font-weight="bold" officeooo:rsid="00228b0c" officeooo:paragraph-rsid="00228b0c" style:font-weight-asian="bold" style:font-weight-complex="bold"/>
    </style:style>
    <style:style style:name="P26" style:family="paragraph" style:parent-style-name="Text_20_body">
      <style:text-properties fo:font-weight="bold" officeooo:rsid="00228b0c" officeooo:paragraph-rsid="0023d95f" style:font-weight-asian="bold" style:font-weight-complex="bold"/>
    </style:style>
    <style:style style:name="P27" style:family="paragraph" style:parent-style-name="Text_20_body">
      <style:text-properties fo:font-weight="bold" officeooo:rsid="0023d95f" officeooo:paragraph-rsid="0023d95f" style:font-weight-asian="bold" style:font-weight-complex="bold"/>
    </style:style>
    <style:style style:name="P28" style:family="paragraph" style:parent-style-name="Text_20_body">
      <style:text-properties officeooo:rsid="0020aad2" officeooo:paragraph-rsid="0020aad2"/>
    </style:style>
    <style:style style:name="P29" style:family="paragraph" style:parent-style-name="Text_20_body">
      <style:text-properties fo:font-weight="normal" officeooo:rsid="00219527" officeooo:paragraph-rsid="00219527" style:font-weight-asian="normal" style:font-weight-complex="normal"/>
    </style:style>
    <style:style style:name="P30" style:family="paragraph" style:parent-style-name="Text_20_body">
      <style:text-properties fo:font-weight="normal" officeooo:rsid="001d4cc5" officeooo:paragraph-rsid="001d4cc5" style:font-weight-asian="normal" style:font-weight-complex="normal"/>
    </style:style>
    <style:style style:name="P31" style:family="paragraph" style:parent-style-name="Text_20_body">
      <style:text-properties fo:font-weight="normal" officeooo:rsid="001def0f" officeooo:paragraph-rsid="001def0f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Liberation Serif1" style:text-underline-style="none" fo:font-weight="normal" officeooo:rsid="001ef306" officeooo:paragraph-rsid="001ef306" style:font-name-asian="Liberation Serif1" style:font-weight-asian="normal" style:font-name-complex="Liberation Serif1" style:font-weight-complex="normal"/>
    </style:style>
    <style:style style:name="P33" style:family="paragraph" style:parent-style-name="Text_20_body">
      <style:text-properties style:text-position="0% 100%" fo:font-weight="normal" officeooo:rsid="0023d95f" officeooo:paragraph-rsid="00228b0c" style:font-weight-asian="normal" style:font-weight-complex="normal"/>
    </style:style>
    <style:style style:name="P34" style:family="paragraph" style:parent-style-name="Text_20_body">
      <style:text-properties style:text-position="0% 100%" style:font-name="Liberation Serif" fo:font-weight="normal" officeooo:rsid="0023d95f" officeooo:paragraph-rsid="0023d95f" style:font-name-asian="NSimSun" style:font-weight-asian="normal" style:font-name-complex="Lucida Sans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25e1a0" officeooo:paragraph-rsid="001686cb" style:font-style-asian="normal" style:font-weight-asian="normal" style:font-style-complex="normal" style:font-weight-complex="normal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7e88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86c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7e8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b1b0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1686cb" style:font-style-asian="normal" style:font-weight-asian="bold" style:font-style-complex="normal" style:font-weight-complex="bold"/>
    </style:style>
    <style:style style:name="T8" style:family="text">
      <style:text-properties fo:font-style="italic" officeooo:rsid="001686cb" style:font-style-asian="italic" style:font-style-complex="italic"/>
    </style:style>
    <style:style style:name="T9" style:family="text">
      <style:text-properties fo:font-style="italic" fo:font-weight="normal" officeooo:rsid="001686cb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a006" style:font-weight-asian="normal" style:font-weight-complex="normal"/>
    </style:style>
    <style:style style:name="T12" style:family="text">
      <style:text-properties fo:font-weight="normal" officeooo:rsid="001686cb" style:font-weight-asian="normal" style:font-weight-complex="normal"/>
    </style:style>
    <style:style style:name="T13" style:family="text">
      <style:text-properties fo:font-weight="normal" officeooo:rsid="00197864" style:font-weight-asian="normal" style:font-weight-complex="normal"/>
    </style:style>
    <style:style style:name="T14" style:family="text">
      <style:text-properties fo:font-weight="normal" officeooo:rsid="0023d95f" style:font-weight-asian="normal" style:font-weight-complex="normal"/>
    </style:style>
    <style:style style:name="T15" style:family="text">
      <style:text-properties fo:font-weight="normal" officeooo:rsid="0025e1a0" style:font-weight-asian="normal" style:font-weight-complex="normal"/>
    </style:style>
    <style:style style:name="T16" style:family="text">
      <style:text-properties fo:font-weight="normal" officeooo:rsid="0028bcb5" style:font-weight-asian="normal" style:font-weight-complex="normal"/>
    </style:style>
    <style:style style:name="T17" style:family="text">
      <style:text-properties fo:font-weight="normal" officeooo:rsid="0029f2a9" style:font-weight-asian="normal" style:font-weight-complex="normal"/>
    </style:style>
    <style:style style:name="T18" style:family="text">
      <style:text-properties fo:font-weight="normal" officeooo:rsid="002b1b00" style:font-weight-asian="normal" style:font-weight-complex="normal"/>
    </style:style>
    <style:style style:name="T19" style:family="text">
      <style:text-properties fo:font-weight="normal" officeooo:rsid="002d0148" style:font-weight-asian="normal" style:font-weight-complex="normal"/>
    </style:style>
    <style:style style:name="T20" style:family="text">
      <style:text-properties fo:font-weight="normal" officeooo:rsid="002ebbc3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b5256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26" style:family="text">
      <style:text-properties style:font-name="Liberation Serif1" style:text-underline-style="none" style:font-name-asian="Liberation Serif1" style:font-name-complex="Liberation Serif1"/>
    </style:style>
    <style:style style:name="T27" style:family="text">
      <style:text-properties style:font-name="Liberation Serif1" fo:font-weight="normal" officeooo:rsid="0023d95f" style:font-name-asian="Liberation Serif1" style:font-weight-asian="normal" style:font-name-complex="Liberation Serif1" style:font-weight-complex="normal"/>
    </style:style>
    <style:style style:name="T28" style:family="text">
      <style:text-properties style:font-name="Liberation Serif" fo:font-weight="normal" officeooo:rsid="0023d95f" style:font-name-asian="NSimSun" style:font-weight-asian="normal" style:font-name-complex="Lucida Sans" style:font-weight-complex="normal"/>
    </style:style>
    <style:style style:name="T29" style:family="text">
      <style:text-properties style:text-position="sub 58%" fo:font-weight="normal" officeooo:rsid="0023d95f" style:font-weight-asian="normal" style:font-weight-complex="normal"/>
    </style:style>
    <style:style style:name="T30" style:family="text">
      <style:text-properties style:text-position="0% 100%"/>
    </style:style>
    <style:style style:name="T31" style:family="text">
      <style:text-properties style:text-position="0% 100%" fo:font-weight="normal" style:font-weight-asian="normal" style:font-weight-complex="normal"/>
    </style:style>
    <style:style style:name="T32" style:family="text">
      <style:text-properties style:text-position="0% 100%" fo:font-weight="normal" officeooo:rsid="0023d95f" style:font-weight-asian="normal" style:font-weight-complex="normal"/>
    </style:style>
    <style:style style:name="T33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34" style:family="text">
      <style:text-properties style:text-position="0% 100%" style:font-name="Liberation Serif" fo:font-weight="normal" style:font-name-asian="NSimSun" style:font-weight-asian="normal" style:font-name-complex="Lucida Sans" style:font-weight-complex="normal"/>
    </style:style>
    <style:style style:name="T35" style:family="text">
      <style:text-properties style:text-position="0% 100%" style:font-name="Liberation Serif" fo:font-weight="normal" officeooo:rsid="00240208" style:font-name-asian="NSimSun" style:font-weight-asian="normal" style:font-name-complex="Lucida Sans" style:font-weight-complex="normal"/>
    </style:style>
    <style:style style:name="T36" style:family="text">
      <style:text-properties style:text-position="0% 100%" style:font-name="Liberation Serif" fo:font-weight="normal" officeooo:rsid="0025992b" style:font-name-asian="NSimSun" style:font-weight-asian="normal" style:font-name-complex="Lucida Sans" style:font-weight-complex="normal"/>
    </style:style>
    <style:style style:name="T37" style:family="text">
      <style:text-properties style:text-position="0% 100%" style:font-name="Liberation Serif" style:font-name-asian="NSimSun" style:font-name-complex="Lucida Sans"/>
    </style:style>
    <style:style style:name="T38" style:family="text">
      <style:text-properties style:text-position="0% 100%" style:font-name="Liberation Serif" officeooo:rsid="00240208" style:font-name-asian="NSimSun" style:font-name-complex="Lucida Sans"/>
    </style:style>
    <style:style style:name="T39" style:family="text">
      <style:text-properties officeooo:rsid="00271e86"/>
    </style:style>
    <style:style style:name="gr1" style:family="graphic">
      <style:graphic-properties draw:textarea-horizontal-align="justify" draw:textarea-vertical-align="middle" draw:auto-grow-height="false" fo:min-height="0.863cm" fo:min-width="2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93cm" fo:min-width="2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482cm" fo:min-width="4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Datenbanken Fachwörter:</text:p>
      <text:p text:style-name="P2"/>
      <text:p text:style-name="P3">Primärschlüssel<text:span text:style-name="T10">: <text:tab/>eine minimale Menge von Attributen, die jeden möglichen Datensatz <text:tab/><text:tab/><text:tab/><text:tab/>eindeutig identifiziert</text:span></text:p>
      <text:p text:style-name="P7"/>
      <text:p text:style-name="P3">Redundanz:<text:tab/><text:tab/><text:span text:style-name="T11">wenn Daten mehrmals gespeichert werden. Sie können weggelassen werden, <text:tab/><text:tab/><text:tab/>ohne dass Informationen verloren gehen</text:span></text:p>
      <text:p text:style-name="P8"/>
      <text:p text:style-name="P4">Anomalien:<text:span text:style-name="T10"><text:tab/><text:tab/>Probleme und Fehler, </text:span><text:span text:style-name="T12">die bei Operationen auf den Datensätzen einer <text:tab/><text:tab/><text:tab/><text:tab/>Datenbank entstehen können. Es werden </text:span><text:span text:style-name="T8">Änderungs-</text:span><text:span text:style-name="T9">, </text:span><text:span text:style-name="T8">Einfüge</text:span><text:span text:style-name="T9">- </text:span><text:span text:style-name="T4">und <text:tab/><text:tab/><text:tab/><text:tab/></text:span><text:span text:style-name="T8">Löschanomalien </text:span><text:span text:style-name="T4">unterschieden</text:span></text:p>
      <text:p text:style-name="P10"/>
      <text:p text:style-name="P5"><text:span text:style-name="T1">Inkonsistenzen:<text:tab/></text:span><text:span text:style-name="T3">Widersprüche im Datenbestand einer Datenbank. Sie können durch <text:tab/><text:tab/><text:tab/><text:tab/>Anomalien hervorgerufen werden</text:span></text:p>
      <text:p text:style-name="P11"/>
      <text:p text:style-name="Horizontal_20_Line"/>
      <text:p text:style-name="P11">SQL-Befehle:</text:p>
      <text:p text:style-name="P11"/>
      <text:p text:style-name="P17">SELECT (DISTINCT) … FROM</text:p>
      <text:p text:style-name="P17"/>
      <text:p text:style-name="P17">WHERE<text:tab/><text:tab/><text:tab/><text:span text:style-name="T15">Bedingung</text:span></text:p>
      <text:p text:style-name="P17"/>
      <text:p text:style-name="P19"><text:span text:style-name="T7">GROUP BY<text:tab/><text:tab/><text:tab/></text:span>Gruppiert nach dem angegebenen Attribut </text:p>
      <text:p text:style-name="P17"/>
      <text:p text:style-name="P17">ORDER BY<text:tab/><text:tab/><text:tab/><text:span text:style-name="T15">Ordnet nach einem bestimmten Spalte (wird als Zahl angegeben)</text:span></text:p>
      <text:p text:style-name="P17"/>
      <text:p text:style-name="P17">ASC<text:tab/><text:tab/><text:tab/><text:tab/><text:span text:style-name="T15">Ordnet die Ausgabe vom kleinsten zum </text:span><text:span text:style-name="T20">g</text:span><text:span text:style-name="T15">rößten Element</text:span></text:p>
      <text:p text:style-name="P17"/>
      <text:p text:style-name="P17">DESC<text:tab/><text:tab/><text:tab/><text:tab/><text:span text:style-name="T15">Ordnet die Ausgabe von größtem z</text:span><text:span text:style-name="T20">u</text:span><text:span text:style-name="T15">m </text:span><text:span text:style-name="T20">k</text:span><text:span text:style-name="T15">leinsten Element</text:span></text:p>
      <text:p text:style-name="P17"/>
      <text:p text:style-name="P19"><text:span text:style-name="T7">LEFT JOIN … ON<text:tab/><text:tab/></text:span>Verbindet zwei Tabellen, wobei die linke Tabelle die Primärtabelle ist, <text:tab/><text:tab/><text:tab/><text:tab/>wobei ON den Primärschlüssel definiert </text:p>
      <text:p text:style-name="P17"/>
      <text:p text:style-name="P19"><text:span text:style-name="T7">RIGHT JOIN … ON<text:tab/></text:span>Verbindet zwei Tabellen, wobei die rechte Tabelle die Primärtabelle ist <text:tab/><text:tab/><text:tab/><text:tab/>wobei ON den Primärschlüssel definiert </text:p>
      <text:p text:style-name="P17"/>
      <text:p text:style-name="P19"><text:span text:style-name="T7">INNER JOIN … ON<text:tab/></text:span>Verbindet Alle Zeilen, die in beiden Tabellen vorhanden sind </text:p>
      <text:p text:style-name="P17"/>
      <text:p text:style-name="P19"><text:span text:style-name="T7">JOIN … ON<text:tab/><text:tab/><text:tab/></text:span>Ist eine andere Schreibweise zum INNER JOIN </text:p>
      <text:p text:style-name="P17"/>
      <text:p text:style-name="P18">UNION<text:tab/><text:tab/><text:tab/><text:span text:style-name="T19">Vereinigt die Zeilen aus zwei Tabellen mit den gleichen Attributen in <text:tab/><text:tab/><text:tab/><text:tab/>einer Tabelle</text:span></text:p>
      <text:p text:style-name="P17"/>
      <text:p text:style-name="P17">AS<text:tab/><text:tab/><text:tab/><text:tab/><text:span text:style-name="T16">bennent eine Spalte in der Ergebnistabelle</text:span></text:p>
      <text:p text:style-name="P17"/>
      <text:p text:style-name="P17">NULL</text:p>
      <text:p text:style-name="P17"/>
      <text:p text:style-name="P5"><text:soft-page-break/><text:span text:style-name="T3">V</text:span><text:span text:style-name="T5">ergleichsoperatoren</text:span><text:span text:style-name="T3">:</text:span><text:span text:style-name="T1"> </text:span></text:p>
      <text:p text:style-name="P17"/>
      <text:p text:style-name="P17">=<text:tab/><text:tab/><text:tab/><text:tab/><text:span text:style-name="T18">gleich</text:span></text:p>
      <text:p text:style-name="P17"/>
      <text:p text:style-name="P19"><text:span text:style-name="T7">&lt;&gt; <text:tab/><text:tab/><text:tab/><text:tab/></text:span><text:span text:style-name="T6">ungleich</text:span></text:p>
      <text:p text:style-name="P17"/>
      <text:p text:style-name="P17">&gt;<text:tab/><text:tab/><text:tab/><text:tab/><text:span text:style-name="T18">größer</text:span></text:p>
      <text:p text:style-name="P17"/>
      <text:p text:style-name="P17">&lt;<text:tab/><text:tab/><text:tab/><text:tab/><text:span text:style-name="T18">kleiner</text:span></text:p>
      <text:p text:style-name="P17"/>
      <text:p text:style-name="P17">&gt;= <text:tab/><text:tab/><text:tab/><text:tab/><text:span text:style-name="T18">größer gleich</text:span></text:p>
      <text:p text:style-name="P17"/>
      <text:p text:style-name="P19"><text:span text:style-name="T4">&lt;=<text:tab/><text:tab/><text:tab/><text:tab/></text:span><text:span text:style-name="T6">kleiner gleich</text:span></text:p>
      <text:p text:style-name="P11"/>
      <text:p text:style-name="P17">LIKE<text:tab/><text:tab/><text:tab/><text:tab/><text:span text:style-name="T17">gibt inhalte die eine bestimmte zeichenfolge beinhaltet zurück (‚%<text:tab/><text:tab/><text:tab/><text:tab/>…%‘)</text:span></text:p>
      <text:p text:style-name="P17"/>
      <text:p text:style-name="P17">BETWEEN<text:tab/><text:tab/><text:tab/><text:span text:style-name="T17">gibt nur die Inhalte zwischen zwei werten zurück</text:span></text:p>
      <text:p text:style-name="P17"/>
      <text:p text:style-name="P17">IN<text:tab/><text:tab/><text:tab/><text:tab/><text:span text:style-name="T17">gibt die spezifizierten werte zurück</text:span></text:p>
      <text:p text:style-name="P17"/>
      <text:p text:style-name="P17">IS NULL<text:tab/><text:tab/><text:tab/><text:span text:style-name="T15">Überprüft, ob das Element vorhanden ist</text:span></text:p>
      <text:p text:style-name="P35"/>
      <text:p text:style-name="P17"/>
      <text:p text:style-name="P6"><text:span text:style-name="T1">A</text:span><text:span text:style-name="T2">rithmetischen Operatoren</text:span><text:span text:style-name="T1">:</text:span></text:p>
      <text:p text:style-name="P17">+</text:p>
      <text:p text:style-name="P17"/>
      <text:p text:style-name="P17">-</text:p>
      <text:p text:style-name="P17"/>
      <text:p text:style-name="P17">*</text:p>
      <text:p text:style-name="P17"/>
      <text:p text:style-name="P17">/</text:p>
      <text:p text:style-name="P11"/>
      <text:p text:style-name="P9">Logische Operatoren:</text:p>
      <text:p text:style-name="P9"/>
      <text:p text:style-name="P14">AND</text:p>
      <text:p text:style-name="P14"/>
      <text:p text:style-name="P14">OR</text:p>
      <text:p text:style-name="P14"/>
      <text:p text:style-name="P14">NOT</text:p>
      <text:p text:style-name="P14"/>
      <text:p text:style-name="P9">Funktionen:</text:p>
      <text:p text:style-name="P9"/>
      <text:p text:style-name="P14">COUNT<text:tab/><text:tab/><text:tab/><text:span text:style-name="T16">Zählt die Anzahl der Zeilen</text:span></text:p>
      <text:p text:style-name="P14"/>
      <text:p text:style-name="P14">SUM<text:tab/><text:tab/><text:tab/><text:tab/><text:span text:style-name="T16">Zählt die Werte der Spalte</text:span></text:p>
      <text:p text:style-name="P14"/>
      <text:p text:style-name="P14">MAX<text:tab/><text:tab/><text:tab/><text:tab/><text:span text:style-name="T17">gibt den höchsten wert zurück</text:span></text:p>
      <text:p text:style-name="P14"/>
      <text:p text:style-name="P14"><text:soft-page-break/>MIN<text:tab/><text:tab/><text:tab/><text:tab/><text:span text:style-name="T17">gibt den kleinsten wert zurück</text:span></text:p>
      <text:p text:style-name="P14"/>
      <text:p text:style-name="P14">AVG<text:tab/><text:tab/><text:tab/><text:tab/><text:span text:style-name="T17">gibt den mittelwert (von int) zurück</text:span></text:p>
      <text:p text:style-name="Horizontal_20_Line"/>
      <text:p text:style-name="P9">Entwurf (ER-Modell):</text:p>
      <text:p text:style-name="P9"/>
      <text:p text:style-name="P14">Entität:<text:tab/><text:tab/><text:span text:style-name="T10">Objekt aus der Realsituation, über das Informationen zu speichern sind</text:span></text:p>
      <text:p text:style-name="P14"/>
      <text:p text:style-name="P14">Entitätsmenge:<text:tab/><text:span text:style-name="T10">Zusammenfassung mehrerer gleichartiger Entitäten</text:span></text:p>
      <text:p text:style-name="P14"/>
      <text:p text:style-name="P14">Attribut:<text:tab/><text:tab/><text:span text:style-name="T10">Eigenschaft aller Entitäten einer Entitätsmenge</text:span></text:p>
      <text:p text:style-name="P9"/>
      <text:p text:style-name="P15">Beziehungen:<text:tab/><text:tab/><text:span text:style-name="T13">Zusammenhang von Entitäten untereinander.</text:span></text:p>
      <text:p text:style-name="P12"/>
      <text:p text:style-name="P16">Beziehung<text:span text:style-name="T39">s</text:span>mengen:<text:tab/>Z<text:span text:style-name="T10">usammenfassung von gleichartigen Beziehungen</text:span></text:p>
      <text:p text:style-name="P13"/>
      <text:p text:style-name="P16">Kardinalitäten:<text:tab/><text:span text:style-name="T10">beschreiben, wie viele Entitäten einer Entitätsmenge an einer konkreten <text:tab/><text:tab/><text:tab/><text:tab/>Beziehung beteiligt sein können oder müssen.ö Es werden die Kardinalitäten <text:tab/><text:tab/><text:tab/>-1 (kein oder ein) und -m bzw. n (kein, ein oder mehrere) unterschieden. <text:tab/><text:tab/><text:tab/><text:tab/>Damit sind drei Beziehungsarten möglich (1:1, 1:n und m:n)</text:span></text:p>
      <text:p text:style-name="P13"><draw:custom-shape text:anchor-type="paragraph" draw:z-index="2" draw:name="Form3" draw:style-name="gr1" draw:text-style-name="P36" svg:width="4.737cm" svg:height="1.721cm" svg:x="11.529cm" svg:y="0.473cm"><text:p text:style-name="P36">Beziehungsmeng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3"><draw:custom-shape text:anchor-type="paragraph" draw:z-index="0" draw:name="Form1" draw:style-name="gr3" draw:text-style-name="P37" svg:width="4.208cm" svg:height="1.482cm" svg:x="0.416cm" svg:y="0.356cm"><text:p text:style-name="P36">Entitätsmenge</text:p><draw:enhanced-geometry svg:viewBox="0 0 21600 21600" draw:type="rectangle" draw:enhanced-path="M 0 0 L 21600 0 21600 21600 0 21600 0 0 Z N"/></draw:custom-shape><draw:custom-shape text:anchor-type="paragraph" draw:z-index="1" draw:name="Form2" draw:style-name="gr2" draw:text-style-name="P36" svg:width="4.075cm" svg:height="1.826cm" svg:x="5.787cm" svg:y="0.092cm"><text:p text:style-name="P36">Attrib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Horizontal_20_Line"/>
      <text:p text:style-name="P20">Umsetzung des <text:span text:style-name="T22">ER-Modell:</text:span></text:p>
      <text:p text:style-name="P21">Relationsschema:<text:tab/><text:span text:style-name="T10">jede Entitätsmenge wird im relatioionalen Modell in eine eigenständige <text:tab/><text:tab/><text:tab/><text:tab/>Relation überführt. Bsp.: Verlag(</text:span><text:span text:style-name="T23">VID</text:span><text:span text:style-name="T24">, Name, Sitz, Ansprechpartner</text:span><text:span text:style-name="T10">)</text:span></text:p>
      <text:p text:style-name="P30"/>
      <text:p text:style-name="P21">Fremdschlüssel:<text:tab/><text:span text:style-name="T10">Primärschlüssel der in einer anderen Relation vorkommt und wird mit einem <text:tab/><text:tab/><text:tab/>senkrechten Pfeil gekennzeichnet.</text:span></text:p>
      <text:p text:style-name="P30"/>
      <text:p text:style-name="P22">m:n-Beziehung:<text:tab/><text:span text:style-name="T10">Wird im relationalen Modell (Relationsschmema) in eine eigenständige <text:tab/><text:tab/><text:tab/><text:tab/>Relation überführt. Attribute sind die Primärschlüssel der beiden an der <text:tab/><text:tab/><text:tab/><text:tab/>Beziehung beteiligten Entitätsmengen (als Fremdschlüssel), die gemeinsam <text:tab/><text:tab/><text:tab/>den Primärschlüssel der Beziehungstabelle bilden, sowie ggf. Attribute der <text:tab/><text:tab/><text:tab/>Beziehungsmege</text:span></text:p>
      <text:p text:style-name="P31"/>
      <text:p text:style-name="P23">1:n-Beziehung<text:span text:style-name="T10">:<text:tab/>der Relation mit der Kardinalität n der Primärschlüssel der Relation mit der <text:tab/><text:tab/><text:tab/>Kardinalität 1 als Fremdschlüssel angefügt wird. Attribute der <text:tab/><text:tab/></text:span><text:soft-page-break/><text:span text:style-name="T10"><text:tab/><text:tab/><text:tab/>Beziehungsmenge werden ggf. auch dieser Relation angefügt. Bsp: Buch n – <text:tab/><text:tab/><text:tab/>1 Verlag: Buch (</text:span><text:span text:style-name="T23">ISBN</text:span><text:span text:style-name="T24">, Titel, Autor, Preis, Kategorie, </text:span><text:span text:style-name="T25">↑VID)</text:span></text:p>
      <text:p text:style-name="P32"/>
      <text:p text:style-name="P23"><text:span text:style-name="T26">1:1-Beziehung:</text:span><text:span text:style-name="T25"><text:tab/>einer an der Beziehung beteiligten Relation wird der Primärschlüssel der <text:tab/><text:tab/><text:tab/><text:tab/>anderen Relation als Fremdschlüssel angefügt. Attribute der <text:tab/><text:tab/><text:tab/><text:tab/><text:tab/>Beziehungsmenge werden ggf. auch dieser Relation angefügt.</text:span></text:p>
      <text:p text:style-name="P32"/>
      <text:p text:style-name="Horizontal_20_Line"/>
      <text:p text:style-name="P28">Normalformen:</text:p>
      <text:p text:style-name="P24">Erste Normalform (1NF):<text:tab/><text:span text:style-name="T10">ist erreicht,wenn <text:s/>alle Attribute einen atomaren Wertebereich haben.</text:span></text:p>
      <text:p text:style-name="P29"/>
      <text:p text:style-name="P29"><text:span text:style-name="T21">Zweite Normalform (2NF):<text:tab/></text:span>ist erreicht, wenn es in der 1NF ist und zusätzlich jedes <text:tab/><text:tab/><text:tab/><text:tab/><text:tab/><text:tab/>Nichtschlüsselattribut vom Primärschlüssel voll funktional abhängig <text:tab/><text:tab/><text:tab/><text:tab/>ist und nicht bereits von einem Tel der Schlüsselattribute</text:p>
      <text:p text:style-name="P29"/>
      <text:p text:style-name="P25">funktional Abhängig:<text:tab/><text:span text:style-name="T14">Ein Attribut B ist von einem Attribut A funktional Abhängig, wenn <text:tab/><text:tab/><text:tab/><text:tab/>durch jeden Wert von Attribut A eindeutig ein Wert für Attribut B <text:tab/><text:tab/><text:tab/><text:tab/><text:tab/>bestimmt wird. A </text:span><text:span text:style-name="T27">→</text:span><text:span text:style-name="T28">B</text:span></text:p>
      <text:p text:style-name="P25"/>
      <text:p text:style-name="P26">voll funktional abhängig:<text:tab/><text:span text:style-name="T14">Ein Attribut B ist von einer Attributkombination (A</text:span><text:span text:style-name="T29">1</text:span><text:span text:style-name="T32">, A</text:span><text:span text:style-name="T29">2</text:span><text:span text:style-name="T32">) voll <text:tab/><text:tab/><text:tab/><text:tab/><text:tab/>funktional abhängig, </text:span><text:span text:style-name="T14">wenn ein Attribut B funktional abhängig von der <text:tab/><text:tab/><text:tab/><text:tab/>Kombination (A</text:span><text:span text:style-name="T29">1</text:span><text:span text:style-name="T32">, A</text:span><text:span text:style-name="T29">2</text:span><text:span text:style-name="T32">) ist, nicht aber bereits von A</text:span><text:span text:style-name="T29">1</text:span><text:span text:style-name="T32"> oder A</text:span><text:span text:style-name="T29">2</text:span><text:span text:style-name="T32">.</text:span></text:p>
      <text:p text:style-name="P33"/>
      <text:p text:style-name="P27"><text:span text:style-name="T30">Transitiv abhängig:<text:tab/><text:tab/></text:span><text:span text:style-name="T31">Ein Attribut C ist von Attribut A transitiv abhängig, wenn es ein <text:tab/><text:tab/><text:tab/><text:tab/><text:tab/>Attribut B gibt mit A </text:span><text:span text:style-name="T33">→</text:span><text:span text:style-name="T34"> B </text:span><text:span text:style-name="T33">→</text:span><text:span text:style-name="T34"> C. Dabei darf A nicht funktional <text:tab/><text:tab/><text:tab/><text:tab/><text:tab/>abhängig von B sein.</text:span></text:p>
      <text:p text:style-name="P34"/>
      <text:p text:style-name="P27"><text:span text:style-name="T37">Dritte Normalform </text:span><text:span text:style-name="T38">(3NF)</text:span><text:span text:style-name="T37">:<text:tab/></text:span><text:span text:style-name="T35">ist erreicht, wenn es in der 2NF ist und es zusätzlich kein <text:tab/><text:tab/><text:tab/><text:tab/><text:tab/><text:tab/>Nichtschlüsselattribut gibt, das transitiv abhängig von einem <text:tab/><text:tab/><text:tab/><text:tab/><text:tab/>Schlüsselattribut ist. </text:span><text:span text:style-name="T36">Es darf also keine Funktionalen Abhängigkeiten <text:tab/><text:tab/><text:tab/><text:tab/>zwischen Nichtschlüsselattributen geben</text:span><text:span text:style-name="T37"><text:tab/></text:span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16d9" officeooo:paragraph-rsid="001416d9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text:tab/><text:span text:style-name="MT1">Informatik Klausurvorbereitung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4:21:22.899000000</meta:creation-date>
    <dc:date>2021-11-11T09:12:19.431000000</dc:date>
    <meta:editing-duration>PT3H11M15S</meta:editing-duration>
    <meta:editing-cycles>22</meta:editing-cycles>
    <meta:generator>LibreOffice/7.0.6.2$Windows_x86 LibreOffice_project/144abb84a525d8e30c9dbbefa69cbbf2d8d4ae3b</meta:generator>
    <meta:document-statistic meta:table-count="0" meta:image-count="0" meta:object-count="0" meta:page-count="4" meta:paragraph-count="66" meta:word-count="663" meta:character-count="4992" meta:non-whitespace-character-count="4175"/>
  </office:meta>
</office:document-meta>
</file>